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b9c27"/>
    </style:style>
    <style:style style:name="T1" style:family="text">
      <style:text-properties officeooo:rsid="001b9c27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py3o.objects.contract_name"/>
        <text:user-field-decl office:value-type="float" office:value="0" text:name="py3o.line.log_date"/>
      </text:user-field-decls>
      <text:p text:style-name="Standard"><text:user-field-get style:data-style-name="N0" text:name="py3o.objects.contract_name">0</text:user-field-get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<text:a xlink:type="simple" xlink:href="py3o://for=&quot;line in objects.general_note_contract_ids&quot;" text:style-name="Internet_20_link" text:visited-style-name="Visited_20_Internet_20_Link"><text:span text:style-name="T1">for="line in objects.general_note_contract_ids"</text:span></text:a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user-field-get style:data-style-name="N0" text:name="py3o.line.log_date">0</text:user-field-get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19:42:34.680985085</meta:creation-date>
    <meta:generator>LibreOffice/5.1.6.2$Linux_X86_64 LibreOffice_project/10m0$Build-2</meta:generator>
    <dc:date>2020-09-28T12:37:43.719926734</dc:date>
    <meta:editing-duration>PT13M39S</meta:editing-duration>
    <meta:editing-cycles>3</meta:editing-cycles>
    <meta:document-statistic meta:table-count="1" meta:image-count="0" meta:object-count="0" meta:page-count="1" meta:paragraph-count="4" meta:word-count="6" meta:character-count="53" meta:non-whitespace-character-count="51"/>
  </office:meta>
</office:document-meta>
</file>